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cm" style:contextual-spacing="false"/>
      <style:text-properties style:font-name="Carlito" officeooo:rsid="001c255a" officeooo:paragraph-rsid="001c255a"/>
    </style:style>
    <style:style style:name="P2" style:family="paragraph" style:parent-style-name="Standard">
      <style:paragraph-properties fo:margin-top="0.199cm" fo:margin-bottom="0cm" style:contextual-spacing="false"/>
      <style:text-properties style:font-name="Carlito" officeooo:rsid="0020d003" officeooo:paragraph-rsid="0020d003"/>
    </style:style>
    <style:style style:name="P3" style:family="paragraph" style:parent-style-name="Standard">
      <style:paragraph-properties fo:margin-top="0.199cm" fo:margin-bottom="0cm" style:contextual-spacing="false"/>
      <style:text-properties style:font-name="Carlito" officeooo:rsid="00150bbf" officeooo:paragraph-rsid="0016c98f"/>
    </style:style>
    <style:style style:name="P4" style:family="paragraph" style:parent-style-name="Standard">
      <style:paragraph-properties fo:margin-top="0.199cm" fo:margin-bottom="0cm" style:contextual-spacing="false"/>
      <style:text-properties style:font-name="Carlito" officeooo:rsid="002250e8" officeooo:paragraph-rsid="002250e8"/>
    </style:style>
    <style:style style:name="P5" style:family="paragraph" style:parent-style-name="Standard">
      <style:paragraph-properties fo:margin-top="0cm" fo:margin-bottom="0cm" style:contextual-spacing="false"/>
      <style:text-properties style:font-name="Carlito" officeooo:rsid="002a8d56" officeooo:paragraph-rsid="002a8d56"/>
    </style:style>
    <style:style style:name="P6" style:family="paragraph" style:parent-style-name="Standard">
      <style:paragraph-properties fo:margin-top="0.199cm" fo:margin-bottom="0cm" style:contextual-spacing="false"/>
      <style:text-properties style:font-name="Carlito" officeooo:rsid="00150bbf" officeooo:paragraph-rsid="002a8d56"/>
    </style:style>
    <style:style style:name="P7" style:family="paragraph" style:parent-style-name="Standard">
      <style:paragraph-properties fo:margin-top="0.199cm" fo:margin-bottom="0cm" style:contextual-spacing="false"/>
      <style:text-properties style:font-name="Carlito" officeooo:rsid="002250e8" officeooo:paragraph-rsid="002a8d56"/>
    </style:style>
    <style:style style:name="T1" style:family="text">
      <style:text-properties officeooo:rsid="00283287"/>
    </style:style>
    <style:style style:name="T2" style:family="text">
      <style:text-properties officeooo:rsid="001f4353"/>
    </style:style>
    <style:style style:name="T3" style:family="text">
      <style:text-properties officeooo:rsid="001d4fb4"/>
    </style:style>
    <style:style style:name="T4" style:family="text">
      <style:text-properties officeooo:rsid="00162431"/>
    </style:style>
    <style:style style:name="T5" style:family="text">
      <style:text-properties officeooo:rsid="0018ad9d"/>
    </style:style>
    <style:style style:name="T6" style:family="text">
      <style:text-properties officeooo:rsid="001a6059"/>
    </style:style>
    <style:style style:name="T7" style:family="text">
      <style:text-properties officeooo:rsid="002250e8"/>
    </style:style>
    <style:style style:name="T8" style:family="text">
      <style:text-properties officeooo:rsid="0022cd31"/>
    </style:style>
    <style:style style:name="T9" style:family="text">
      <style:text-properties officeooo:rsid="0020d003"/>
    </style:style>
    <style:style style:name="T10" style:family="text">
      <style:text-properties officeooo:rsid="002cedae"/>
    </style:style>
    <style:style style:name="T11" style:family="text">
      <style:text-properties officeooo:rsid="002e5c68"/>
    </style:style>
    <style:style style:name="T12" style:family="text">
      <style:text-properties officeooo:rsid="002e4db2"/>
    </style:style>
    <style:style style:name="T13" style:family="text">
      <style:text-properties officeooo:rsid="003169ce"/>
    </style:style>
    <style:style style:name="T14" style:family="text">
      <style:text-properties officeooo:rsid="0034b798"/>
    </style:style>
    <style:style style:name="T15" style:family="text">
      <style:text-properties officeooo:rsid="003606f8"/>
    </style:style>
    <style:style style:name="T16" style:family="text">
      <style:text-properties officeooo:rsid="0036a0ed"/>
    </style:style>
    <style:style style:name="T17" style:family="text">
      <style:text-properties officeooo:rsid="002a8d56"/>
    </style:style>
    <style:style style:name="T18" style:family="text">
      <style:text-properties officeooo:rsid="0037c048"/>
    </style:style>
    <style:style style:name="T19" style:family="text">
      <style:text-properties officeooo:rsid="0037cb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rration Script</text:h>
      <text:p text:style-name="P1">He<text:span text:style-name="T1">llo</text:span>! So you want to learn how cassette tapes work? Well, let’s get started… Wait, do you hear that noise? That’s tape hiss. It’s normal, but it seems a <text:span text:style-name="T2">bit</text:span> loud<text:span text:style-name="T2">er than it should be</text:span>. The tape head probably needs a clean. Try grabbing a cotton bud and dipping it in <text:span text:style-name="T3">the</text:span> isopropyl alcohol, <text:span text:style-name="T3">then wipe the tape head with it</text:span>.</text:p>
      <text:p text:style-name="P2">That’s better! You can still hear some tape hiss but it’s much quieter now. Cassette tapes store sound on magnetic tape in an analogue form. That means the magnetic signal on the tape is directly read as sound. Any fluctuation in the signal makes it to the resulting sound you hear, no pristine zeros and ones like today!</text:p>
      <text:p text:style-name="P3">Though music became the primary purpose of cassettes and what they are remembered for, it was not <text:span text:style-name="T4">their origin</text:span><text:span text:style-name="T5">al purpose</text:span>. Invented in the 1960s, they were <text:span text:style-name="T6">created for</text:span> use in offices, transcribing messages before they would be typed out by a secretary. <text:span text:style-name="T7">The audio quality back then was not good enough for music, but over time the technology became more refined and eventually became the predominant medium to listen to music, especially portably of course.</text:span></text:p>
      <text:p text:style-name="P3">In many cassette players, <text:span text:style-name="T6">especially portable ones</text:span>, the play button physically moves the mechanism. <text:span text:style-name="T7">Take out the cassette and press the play and stop buttons, you’ll see the mechanism moving with the button.</text:span></text:p>
      <text:p text:style-name="P4">Speaking of the mechanism, what are all those parts? [Highlights in time with narration] This is the tape head which you cleaned earlier. <text:span text:style-name="T8">This rubber wheel is the pinch roller, and the metal spike next to it is called the capstan. With a cassette in the player, the tape is between the capstan and the pinch roller, so when you press the play button the pinch roller squeezes against it. When the pinch roller turns, it pulls the tape along the head so the audio signal can be read.</text:span></text:p>
      <text:h text:style-name="Heading_20_1" text:outline-level="1">Refined</text:h>
      <text:p text:style-name="P5">Hello! So you want to lean how cassette tapes work? Great, let’s get started… Do you hear that noise? That’s tape hiss. Cassette tapes store sound on magnetic tape in an analogue form. <text:span text:style-name="T9">That means the magnetic signal on the tape is directly read as sou</text:span>nd<text:span text:style-name="T9">. Any fluctuation in the signal </text:span><text:span text:style-name="T10">can be heard in the sound</text:span><text:span text:style-name="T9">, </text:span>unlike the<text:span text:style-name="T9"> pristine zeros and ones </text:span>of<text:span text:style-name="T9"> </text:span><text:span text:style-name="T11">modern </text:span><text:span text:style-name="T12">digital </text:span>music<text:span text:style-name="T9">!</text:span></text:p>
      <text:p text:style-name="P6">Though music became the primary purpose of cassettes a<text:span text:style-name="T13">s well as</text:span> what they are remembered for, it was not <text:span text:style-name="T4">their origin</text:span><text:span text:style-name="T5">al purpose</text:span>. Invented in the 1960s, they were <text:span text:style-name="T6">created for</text:span> use in offices, transcribing messages before they would be typed out by a secretary. <text:span text:style-name="T7">The audio quality back then was not good enough for music, but over time the technology became more refined and became the predominant medium to listen to music, especially portably of course.</text:span></text:p>
      <text:p text:style-name="P6">In many cassette players, <text:span text:style-name="T6">especially portable </text:span><text:span text:style-name="T14">models</text:span>, the play button physically moves the mechanism <text:span text:style-name="T15">into place</text:span>. <text:span text:style-name="T7">Take out th</text:span><text:span text:style-name="T16">is</text:span><text:span text:style-name="T7"> cassette and press the play and stop buttons, you’ll see the mechanism moving with the button.</text:span></text:p>
      <text:p text:style-name="P7">Speaking of the mechanis<text:span text:style-name="T17">m, let’s look at it closer. Use the mouse scroll wheel to move the cassette player closer to the camera. Inside you’ll see the</text:span> tape head, <text:span text:style-name="T17">that’s the lighter coloured part </text:span><text:span text:style-name="T18">with a curved edge</text:span><text:span text:style-name="T17"> and it’s responsible for reading the magnetic signal from the tape</text:span>. <text:span text:style-name="T8">Th</text:span><text:span text:style-name="T19">e</text:span><text:span text:style-name="T17"> wheel </text:span><text:span text:style-name="T19">to the side of it</text:span><text:span text:style-name="T17"> is made of</text:span><text:span text:style-name="T8"> rubber </text:span><text:span text:style-name="T17">and is called</text:span><text:span text:style-name="T8"> the pinch roller, and the metal spike next to it is called the capstan. With a cassette in the player, the tape is between the capstan and the pinch roller, so when you press the play button the pinch roller squeezes against it. When the pinch roller turns, it pulls the tape along the head so the audio signal can be re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11:39:40.253062380</meta:creation-date>
    <meta:generator>LibreOffice/24.8.4.2$Linux_X86_64 LibreOffice_project/480$Build-2</meta:generator>
    <dc:date>2025-01-03T11:34:46.996755359</dc:date>
    <meta:editing-duration>PT1H46M4S</meta:editing-duration>
    <meta:editing-cycles>25</meta:editing-cycles>
    <meta:document-statistic meta:table-count="0" meta:image-count="0" meta:object-count="0" meta:page-count="1" meta:paragraph-count="11" meta:word-count="622" meta:character-count="3517" meta:non-whitespace-character-count="2906"/>
  </office:meta>
</office:document-meta>
</file>